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2e799d" officeooo:paragraph-rsid="002e799d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3b022" officeooo:paragraph-rsid="0033b022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5a244" officeooo:paragraph-rsid="0035a244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26766b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33b022" officeooo:paragraph-rsid="0033b022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36f471" officeooo:paragraph-rsid="0035a244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36808c" officeooo:paragraph-rsid="0036808c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387217" officeooo:paragraph-rsid="00387217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ize="18pt" fo:font-style="normal" fo:font-weight="bold" officeooo:rsid="0033b022" officeooo:paragraph-rsid="0033b022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87217" officeooo:paragraph-rsid="00387217" style:font-weight-asian="normal" style:font-weight-complex="normal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4" style:family="text">
      <style:text-properties style:font-name="Liberation Serif" fo:font-style="italic" style:font-style-asian="italic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36f471" style:font-style-asian="normal" style:font-style-complex="normal"/>
    </style:style>
    <style:style style:name="T7" style:family="text">
      <style:text-properties style:font-name="Liberation Serif" fo:font-style="normal" officeooo:rsid="0038ed93" style:font-style-asian="normal" style:font-style-complex="normal"/>
    </style:style>
    <style:style style:name="T8" style:family="text">
      <style:text-properties officeooo:rsid="0038ed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text:bookmark text:name="docs-internal-guid-87546ce9-cc0e-cdd5-07b7-66ee10fbbb6d"/><text:bookmark text:name="docs-internal-guid-87546ce9-cc0d-93ad-6731-8920c67dcf01"/></text:p>
      <text:p text:style-name="P8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Exercício Video Deep Dive IDEO –</text:span> <text:span text:style-name="T1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0"><text:span text:style-name="T2">Professor<text:line-break/></text:span><text:span text:style-name="T3">André Barros de Sales</text:span></text:p>
      <text:p text:style-name="P1"/>
      <text:p text:style-name="P7">Aluno</text:p>
      <text:p text:style-name="P9">João Pedro Sconetto – <text:span text:style-name="T1">14/0145940</text:span></text:p>
      <text:p text:style-name="P2"/>
      <text:p text:style-name="P14"><text:soft-page-break/>1) Qual o nome da empresa de design é apresentado no vídeo?</text:p>
      <text:p text:style-name="P14">R. A empresa se chama IDEO.</text:p>
      <text:p text:style-name="P14">2) Que empresa é essa e o que ela já projetou?</text:p>
      <text:p text:style-name="P14">R. É uma empresa especializada em design de produtos, já projetou produtos como o mouse de Apple, aparelhos médicos, óculos escuros da Nike, entre vários outros.</text:p>
      <text:p text:style-name="P14">3) Qual o segredo do sucesso dessa empresa?</text:p>
      <text:p text:style-name="P14">R. O segredo do sucesso da empresa é a diversidade de profissionais assim como o seu processo de design de objetos, não se limitando a áreas específicas mas focando em todo o processo de design de produto, nas ideias e em como inovar em cada projeto.</text:p>
      <text:p text:style-name="P14">4) Como a equipe é composta?</text:p>
      <text:p text:style-name="P14">R. A equipe é composta de profissionais de várias áreas, como marketing, psicológia e até biólogos.</text:p>
      <text:p text:style-name="P14">5) Quais aspectos eles utilizaram para construir o carrinho de compras?</text:p>
      <text:p text:style-name="P14">R. <text:span text:style-name="T8">Eles levam em consideração, num primeiro momento, a segurança e os roubos, pois segundo o vídeo, muitos carrinhos de compras são roubados, a partir daí eles vão entrevistar os fabricantes do atual carrinho, os usuários e aqueles que fazem a manutenção dos carrinhos.</text:span></text:p>
      <text:p text:style-name="P14">6) Quem são os especialistas sobre as necessidades do carrinho de compras?</text:p>
      <text:p text:style-name="P14">R. Os usuários, as pessoas que trabalham no mercado e a experiência de cada pessoa com o determinado produto.</text:p>
      <text:p text:style-name="P14">7) Para que server tocar o sino no processo de construção do protótipo?</text:p>
      <text:p text:style-name="P14">R. <text:span text:style-name="T8">Caso alguém comece a criticar uma ideia o sino é tocado como um sinal de aviso, pois em alguns dos lemas da IDEO dizem:<text:line-break/> - Evite julgamentos;</text:span></text:p>
      <text:p text:style-name="P14">- <text:span text:style-name="T8">Encorage ideias malucas;</text:span></text:p>
      <text:p text:style-name="P14">- <text:span text:style-name="T8">Construa a partir das ideias dos outros.</text:span></text:p>
      <text:p text:style-name="P14">8) Qual a impressão e opinião dos funcionários que trabalhando no supermercado sobre o carrinho de compras?</text:p>
      <text:p text:style-name="P16"><text:span text:style-name="T5">R. </text:span><text:span text:style-name="T7">No começo foi difícil acostumar com o novo modelo de carrinho, mas após o uso os funcionários disseram que o carrinho tem ótimas ideias, além de espaço para algumas melhor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9-20T21:37:18.972539685</dc:date>
    <meta:editing-duration>PT56M52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350" meta:character-count="2023" meta:non-whitespace-character-count="1690"/>
  </office:meta>
</office:document-meta>
</file>